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paragraph-properties fo:break-before="page"/>
    </style:style>
  </office:automatic-styles>
  <office:body>
    <office:text text:use-soft-page-breaks="true">
      <text:p text:style-name="P1">Sample document</text:p>
      <text:p text:style-name="Normal">This is a second line</text:p>
      <text:p text:style-name="P2"/>
      <text:p text:style-name="Normal">This is the second pag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NZ" style:language-asian="en" style:country-asian="NZ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margin-bottom="0.1111in" fo:line-height="115%"/>
      <style:text-properties style:letter-kerning="true"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>
      <style:text-properties style:font-name-asian="Times New Roman" style:font-name-complex="Times New Roman" fo:color="#0F4761"/>
    </style:style>
    <style:style style:name="Heading6Char" style:display-name="Heading 6 Char" style:family="tex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>
      <style:text-properties style:font-name-asian="Times New Roman" style:font-name-complex="Times New Roman" fo:color="#595959"/>
    </style:style>
    <style:style style:name="Heading8Char" style:display-name="Heading 8 Char" style:family="tex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>
      <style:text-properties fo:font-style="italic" style:font-style-asian="italic" style:font-style-complex="italic" fo:color="#0F4761"/>
    </style:style>
    <style:style style:name="IntenseReference" style:display-name="Intense Reference" style:family="tex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Read</meta:initial-creator>
    <dc:creator>Jacob Read</dc:creator>
    <meta:creation-date>2025-06-07T10:07:00Z</meta:creation-date>
    <dc:date>2025-06-07T10:07:00Z</dc:date>
    <meta:print-date>2025-06-07T10:05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9" meta:character-count="63" meta:row-count="1" meta:non-whitespace-character-count="55"/>
  </office:meta>
</office:document-meta>
</file>